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3875981556007962587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519014015660111149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 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6T15:18:00.82</dc:date>
    <dc:creator>James Lombardi</dc:creator>
    <meta:editing-duration>PT14H29M5S</meta:editing-duration>
    <meta:editing-cycles>90</meta:editing-cycles>
    <meta:document-statistic meta:table-count="0" meta:image-count="0" meta:object-count="0" meta:page-count="9" meta:paragraph-count="242" meta:word-count="3079" meta:character-count="15200"/>
  </office:meta>
</office:document-meta>
</file>